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599" officeooo:paragraph-rsid="0018d599"/>
    </style:style>
    <style:style style:name="P2" style:family="paragraph" style:parent-style-name="Standard">
      <style:text-properties officeooo:rsid="001ab73e" officeooo:paragraph-rsid="001ab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zana</text:p>
      <text:p text:style-name="P1">Patatas</text:p>
      <text:p text:style-name="P2">as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6:55:25.440000000</meta:creation-date>
    <dc:date>2024-12-18T16:51:39.404000000</dc:date>
    <meta:editing-duration>PT18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3" meta:word-count="3" meta:character-count="17" meta:non-whitespace-character-count="17"/>
  </office:meta>
</office:document-meta>
</file>